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130f2b"/>
    </style:style>
    <style:style style:name="T1" style:family="text">
      <style:text-properties fo:font-weight="bold" style:font-weight-asian="bold" style:font-weight-complex="bold"/>
    </style:style>
    <style:style style:name="T2" style:family="text">
      <style:text-properties fo:font-weight="bold" officeooo:rsid="00130f2b" style:font-weight-asian="bold" style:font-weight-complex="bold"/>
    </style:style>
    <style:style style:name="T3" style:family="text">
      <style:text-properties fo:color="#000000" loext:opacity="100%"/>
    </style:style>
    <style:style style:name="T4" style:family="text">
      <style:text-properties fo:color="#000000" loext:opacity="100%" fo:font-weight="normal" style:font-weight-asian="normal" style:font-weight-complex="normal"/>
    </style:style>
    <style:style style:name="T5" style:family="text">
      <style:text-properties fo:color="#000000" loext:opacity="100%" fo:font-weight="normal" officeooo:rsid="00130f2b" style:font-weight-asian="normal" style:font-weight-complex="normal"/>
    </style:style>
    <style:style style:name="T6" style:family="text">
      <style:text-properties fo:color="#000000" loext:opacity="100%" officeooo:rsid="00130f2b"/>
    </style:style>
    <style:style style:name="T7" style:family="text">
      <style:text-properties officeooo:rsid="00130f2b"/>
    </style:style>
    <style:style style:name="T8" style:family="text">
      <style:text-properties fo:font-weight="normal" style:font-weight-asian="normal" style:font-weight-complex="normal"/>
    </style:style>
    <style:style style:name="T9" style:family="text">
      <style:text-properties fo:font-weight="normal" officeooo:rsid="00130f2b" style:font-weight-asian="normal" style:font-weight-complex="normal"/>
    </style:style>
    <style:style style:name="T10" style:family="text">
      <style:text-properties fo:color="#1c1c1c" loext:opacity="100%"/>
    </style:style>
    <style:style style:name="T11" style:family="text">
      <style:text-properties fo:color="#1c1c1c" loext:opacity="100%" fo:font-weight="normal" style:font-weight-asian="normal" style:font-weight-complex="normal"/>
    </style:style>
    <style:style style:name="T12" style:family="text">
      <style:text-properties fo:color="#1c1c1c" loext:opacity="100%" fo:font-weight="normal" officeooo:rsid="00130f2b" style:font-weight-asian="normal" style:font-weight-complex="normal"/>
    </style:style>
    <style:style style:name="T13" style:family="text">
      <style:text-properties fo:color="#1c1c1c" loext:opacity="100%" officeooo:rsid="00130f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Ethereum Upgrade Timeline (2015 – 2025)</text:span></text:h>
      <text:p text:style-name="Text_20_body">Ethereum has undergone a decade of continuous innovation since its launch in 2015. Each upgrade has played a crucial role in shaping it into the world’s most versatile blockchain platform. The following timeline outlines the major upgrades, their features, and their significance in Ethereum’s evolution. <text:s/></text:p>
      <text:h text:style-name="Heading_20_3" text:outline-level="3"><text:span text:style-name="Strong_20_Emphasis">2015 – Frontier</text:span></text:h>
      <text:p text:style-name="Text_20_body">The <text:span text:style-name="Emphasis">Frontier</text:span> upgrade marked the first public release of the Ethereum mainnet. It enabled mining, smart contracts, and the deployment of decentralized applications (DApps). This release officially brought Ethereum to life, allowing developers worldwide to experiment with blockchain-based applications and tokens for the first time.</text:p>
      <text:h text:style-name="Heading_20_3" text:outline-level="3"><text:span text:style-name="Strong_20_Emphasis">2016 (March) – Homestead</text:span></text:h>
      <text:p text:style-name="Text_20_body">The <text:span text:style-name="Emphasis">Homestead</text:span> upgrade focused on improving stability and security. It removed several experimental flags left from the early phase and introduced updates to the Solidity programming language. This made Ethereum more reliable for real-world use, transitioning it from an experimental project to a functional and secure blockchain network.</text:p>
      <text:h text:style-name="Heading_20_3" text:outline-level="3"><text:span text:style-name="Strong_20_Emphasis">2016 (July) – DAO Fork</text:span></text:h>
      <text:p text:style-name="Text_20_body">After a major hack of “The DAO,” a decentralized investment fund built on Ethereum, the community voted for a hard fork to recover the stolen funds. This event created two blockchains: <text:span text:style-name="Emphasis">Ethereum (ETH)</text:span> and <text:span text:style-name="Emphasis">Ethereum Classic (ETC)</text:span>. The <text:span text:style-name="Emphasis">DAO Fork</text:span> remains a historic event that defined Ethereum’s governance model, highlighting the balance between decentralization and ethical responsibility.</text:p>
      <text:h text:style-name="Heading_20_3" text:outline-level="3"><text:span text:style-name="Strong_20_Emphasis">2017 (October) – Byzantium</text:span></text:h>
      <text:p text:style-name="Text_20_body">The <text:span text:style-name="Emphasis">Byzantium</text:span> upgrade introduced multiple technical improvements. It optimized smart contract execution, reduced the block reward from 5 ETH to 3 ETH, and added support for zk-SNARKs, a form of zero-knowledge cryptography. This upgrade enhanced Ethereum’s speed, privacy, and security, laying the groundwork for enterprise adoption.</text:p>
      <text:h text:style-name="Heading_20_3" text:outline-level="3"><text:span text:style-name="Strong_20_Emphasis">2019 (February) – Constantinople</text:span></text:h>
      <text:p text:style-name="Text_20_body"><text:span text:style-name="Emphasis">Constantinople</text:span> reduced gas costs for certain operations, introduced pathways for the upcoming Proof-of-Stake system, and further lowered the block reward from 3 ETH to 2 ETH. These changes made Ethereum more efficient and prepared the foundation for the Ethereum 2.0 roadmap, which aimed to shift the network away from energy-intensive mining.</text:p>
      <text:h text:style-name="Heading_20_3" text:outline-level="3"><text:span text:style-name="Strong_20_Emphasis">2019 (December) – Istanbul</text:span></text:h>
      <text:p text:style-name="Text_20_body">The <text:span text:style-name="Emphasis">Istanbul</text:span> upgrade improved the performance of zero-knowledge rollups (zk-Rollups), reduced gas fees, and enhanced compatibility with privacy-focused blockchains like Zcash. This upgrade helped Ethereum scale through Layer-2 technologies and made transactions significantly cheaper for users.</text:p>
      <text:h text:style-name="Heading_20_3" text:outline-level="3"><text:soft-page-break/><text:span text:style-name="Strong_20_Emphasis">2020 (December) – Beacon Chain (Phase 0)</text:span></text:h>
      <text:p text:style-name="Text_20_body">The <text:span text:style-name="Emphasis">Beacon Chain</text:span> upgrade launched Ethereum’s Proof-of-Stake (PoS) network, replacing traditional miners with validators. This was the first phase of Ethereum 2.0 and represented a fundamental shift toward energy efficiency and sustainability. It allowed users to stake ETH and earn rewards for securing the network.</text:p>
      <text:h text:style-name="Heading_20_3" text:outline-level="3"><text:span text:style-name="Strong_20_Emphasis">2021 (April) – Berlin </text:span></text:h>
      <text:p text:style-name="Text_20_body">The <text:span text:style-name="Emphasis">Berlin</text:span> upgrade focused on gas optimizations, introduced new transaction types, and improved network security. It prepared the Ethereum blockchain to handle higher transaction volumes, making it more robust and ready for broader adoption.</text:p>
      <text:h text:style-name="Heading_20_3" text:outline-level="3"><text:span text:style-name="Strong_20_Emphasis">2021 (August) – London (EIP-1559)</text:span></text:h>
      <text:p text:style-name="Text_20_body">The <text:span text:style-name="Emphasis">London</text:span> upgrade introduced one of Ethereum’s most important changes: EIP-1559. This proposal implemented a new fee mechanism where a portion of transaction fees (the base fee) is burned, effectively reducing ETH’s total supply over time. It also made gas fees more predictable for users, marking a major step toward a deflationary ETH model.</text:p>
      <text:h text:style-name="Heading_20_3" text:outline-level="3"><text:span text:style-name="Strong_20_Emphasis">2021 (October) – Altair</text:span></text:h>
      <text:p text:style-name="Text_20_body">The <text:span text:style-name="Emphasis">Altair</text:span> upgrade was a significant improvement for the Beacon Chain. It refined validator incentives and penalties, ensuring that validators operated reliably. This update strengthened Ethereum’s Proof-of-Stake system and increased its security.</text:p>
      <text:h text:style-name="Heading_20_3" text:outline-level="3"><text:span text:style-name="Strong_20_Emphasis">2022 (September) – The Merge</text:span></text:h>
      <text:p text:style-name="Text_20_body"><text:span text:style-name="Emphasis">The Merge</text:span> was the most transformative event in Ethereum’s history. It merged the existing Ethereum mainnet with the Beacon Chain, fully transitioning the network from Proof of Work (PoW) to Proof of Stake (PoS). This change reduced Ethereum’s energy consumption by over 99.9%, making it far more sustainable and environmentally friendly.</text:p>
      <text:h text:style-name="Heading_20_3" text:outline-level="3"><text:span text:style-name="Strong_20_Emphasis">2023 (April) – Shanghai / Capella (Shapella)</text:span></text:h>
      <text:p text:style-name="Text_20_body">The <text:span text:style-name="Emphasis">Shapella</text:span> upgrade allowed validators to withdraw their staked ETH and earned rewards for the first time. This completed the Proof-of-Stake cycle by unlocking staking liquidity. It provided greater flexibility to validators and increased confidence in Ethereum’s staking ecosystem.</text:p>
      <text:h text:style-name="Heading_20_3" text:outline-level="3"><text:span text:style-name="Strong_20_Emphasis">2024 (March) – Dencun (Cancun + Deneb)</text:span></text:h>
      <text:p text:style-name="Text_20_body">The <text:span text:style-name="Emphasis">Dencun</text:span> upgrade introduced <text:span text:style-name="Emphasis">proto-danksharding</text:span> (EIP-4844), a feature that enables “blob” transactions, dramatically reducing data costs for Layer-2 rollups. This made transactions on Layer-2 networks like Arbitrum, Optimism, and zkSync much cheaper, significantly improving Ethereum’s scalability and user experience.</text:p>
      <text:p text:style-name="Standard"><text:span text:style-name="Strong_20_Emphasis"><text:span text:style-name="T11"/></text:span></text:p>
      <text:h text:style-name="P1" text:outline-level="3"><text:span text:style-name="Strong_20_Emphasis"><text:span text:style-name="T10">202</text:span></text:span><text:span text:style-name="Strong_20_Emphasis"><text:span text:style-name="T13">5</text:span></text:span><text:span text:style-name="Strong_20_Emphasis"><text:span text:style-name="T10"> (Ma</text:span></text:span><text:span text:style-name="Strong_20_Emphasis"><text:span text:style-name="T13">y</text:span></text:span><text:span text:style-name="Strong_20_Emphasis"><text:span text:style-name="T10">) –</text:span></text:span><text:span text:style-name="Strong_20_Emphasis"><text:span text:style-name="T13">Pectra</text:span></text:span><text:span text:style-name="Strong_20_Emphasis"><text:span text:style-name="T10"> (</text:span></text:span><text:span text:style-name="Strong_20_Emphasis"><text:span text:style-name="T13">Prague </text:span></text:span><text:span text:style-name="Strong_20_Emphasis"><text:span text:style-name="T10">+ </text:span></text:span><text:span text:style-name="Strong_20_Emphasis"><text:span text:style-name="T13">Electra</text:span></text:span><text:span text:style-name="Strong_20_Emphasis"><text:span text:style-name="T10">)</text:span></text:span></text:h>
      <text:p text:style-name="Text_20_body">The <text:span text:style-name="Emphasis">Pectra</text:span> upgrade combined the Prague (execution layer) and Electra (consensus layer) updates. It increased the maximum stake limit per validator from 32 ETH to 2048 ETH, introduced <text:span text:style-name="Emphasis">Account </text:span><text:soft-page-break/><text:span text:style-name="Emphasis">Abstraction (EIP-3074)</text:span> for smarter wallet functionality, and enhanced rollup support. These improvements made Ethereum faster, cheaper, and more user-friendly, emphasizing validator efficiency and wallet usability</text:p>
      <text:h text:style-name="Heading_20_3" text:outline-level="3"><text:span text:style-name="Strong_20_Emphasis">Planned (2025–2026) – Fusaka (Future)</text:span></text:h>
      <text:p text:style-name="Text_20_body">The upcoming <text:span text:style-name="Emphasis">Fusaka</text:span> upgrade aims to introduce <text:span text:style-name="Emphasis">PeerDAS</text:span>, a major data-availability scaling system. It will further reduce validator costs and enhance rollup performance, pushing Ethereum toward mass scalability capable of handling thousands of transactions per second.</text:p>
      <text:p text:style-name="Standard"><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6T14:46:42.356015600</meta:creation-date>
    <dc:date>2025-11-06T15:08:37.854197197</dc:date>
    <meta:editing-duration>PT2M20S</meta:editing-duration>
    <meta:editing-cycles>1</meta:editing-cycles>
    <meta:document-statistic meta:table-count="0" meta:image-count="0" meta:object-count="0" meta:page-count="3" meta:paragraph-count="32" meta:word-count="778" meta:character-count="5570" meta:non-whitespace-character-count="4807"/>
    <meta:generator>LibreOffice/7.3.7.2$Linux_X86_64 LibreOffice_project/30$Build-2</meta:generator>
  </office:meta>
</office:document-meta>
</file>